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e7e" officeooo:paragraph-rsid="00471e7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dcf73" officeooo:paragraph-rsid="004dcf7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d1e5" officeooo:paragraph-rsid="004fd1e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42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43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4a23eb" officeooo:paragraph-rsid="004a23eb"/>
    </style:style>
    <style:style style:name="P51" style:family="paragraph" style:parent-style-name="Standard">
      <style:paragraph-properties fo:text-align="justify" style:justify-single-word="false"/>
      <style:text-properties officeooo:rsid="004dcf73" officeooo:paragraph-rsid="004dcf73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0b7c" officeooo:paragraph-rsid="00500b7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00b7c" officeooo:paragraph-rsid="00500b7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letter-spacing="normal" fo:font-style="normal" fo:font-weight="bold" officeooo:rsid="00230559" officeooo:paragraph-rsid="00476511" style:font-weight-asian="bold" style:font-weight-complex="bold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T35" style:family="text">
      <style:text-properties officeooo:rsid="0049cf05"/>
    </style:style>
    <style:style style:name="T36" style:family="text">
      <style:text-properties style:text-underline-style="solid" style:text-underline-width="auto" style:text-underline-color="font-color" officeooo:rsid="004ecfbd"/>
    </style:style>
    <style:style style:name="T37" style:family="text">
      <style:text-properties officeooo:rsid="004b1025"/>
    </style:style>
    <style:style style:name="T38" style:family="text">
      <style:text-properties officeooo:rsid="004bff17"/>
    </style:style>
    <style:style style:name="T39" style:family="text">
      <style:text-properties officeooo:rsid="004dcf73"/>
    </style:style>
    <style:style style:name="T40" style:family="text">
      <style:text-properties officeooo:rsid="004ecf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8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34">Densidad de código se refiere a cuantas instrucciones son necesarias para determinada tarea, y el espacio que ocupan estas. Por ejemplo, cuando una instrucción ocupa menos espacio para determinadas tareas, se dice que tiene mayor densidad de código; ya <text:span text:style-name="T35">que </text:span>se puede realizar mayor cantidad de actividades con el mismo espacio de memoria.</text:p>
      <text:p text:style-name="P35">Para el caso de instrucciones Thumb, están alineados con 16 bits, ofreciendo una mayor densidad de código al reducir los requisitos de memoria. Adicionalmente las instrucciones Thumb-2 es un superconjunto del grupo de instrucciones Thumb (16 bits), con otras instrucciones de 16 y 32 bits.</text:p>
      <text:p text:style-name="P35">En Thumb-2 no es necesario cambiar el procesador entre el estado Thumb y ARM. Se pueden mezclar instrucciones de 32 bits con instrucciones de 16 bits sin cambiar de estado, obteniendo un alto rendimiento sin complejidad adicional. </text:p>
      <text:p text:style-name="P55"/>
      <text:p text:style-name="P5">3. ¿Qué entiende por arquitectura load-store? ¿Qué tipo de instrucciones no posee este tipo de arquitectura?</text:p>
      <text:p text:style-name="P5"/>
      <text:p text:style-name="P41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41"/>
      <text:p text:style-name="P6">4. ¿Cómo es el mapa de memoria de la familia?</text:p>
      <text:p text:style-name="P41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><text:soft-page-break/></text:p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/text:p>
      <text:p text:style-name="P46"/>
      <text:p text:style-name="P6"/>
      <text:p text:style-name="P6">5. ¿Qué ventajas presenta el uso de los “shadowed pointers” del PSP y el MSP?</text:p>
      <text:p text:style-name="P41"/>
      <text:p text:style-name="P23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41"/>
      <text:p text:style-name="P23">En los modos de privilegio:</text:p>
      <text:p text:style-name="P31">Existen 2 modos, el privilegiado y no privilegiado. Siendo la diferencia principal el acceso sin restricciones a los espacios de memoria disponibles.</text:p>
      <text:p text:style-name="P23">En los modos de operación:</text:p>
      <text:p text:style-name="P23">Modo Thread.- <text:span text:style-name="T34">Se da c</text:span><text:span text:style-name="T24">uando se ejecuta un “Exception Handler”. Tiene nivel de acceso privilegiado o no privilegiado.</text:span></text:p>
      <text:p text:style-name="P24">Modo handler.- <text:span text:style-name="T34">Se da c</text:span><text:span text:style-name="T24">uando se ejecuta normalmente del código de la aplicación. Tiene nivel de acceso privilegiado.</text:span></text:p>
      <text:p text:style-name="P25"/>
      <text:p text:style-name="P10"/>
      <text:p text:style-name="P6">7. ¿Qué se entiende por modelo de registros ortogonal? Dé un ejemplo</text:p>
      <text:p text:style-name="P41"/>
      <text:p text:style-name="P25">Los set de instrucciones funcionan para manejar cualquier registro. No hay operaciones que funcionen para ciertos registros únicamente.</text:p>
      <text:p text:style-name="P25">Ejemplo:</text:p>
      <text:p text:style-name="P25">Se quiere realizar una operación de adición y guardarla en un registro.</text:p>
      <text:p text:style-name="P45"><text:soft-page-break/>ADD <text:tab/><text:tab/>R0, R1, R2<text:tab/><text:tab/>// r0 = r1 + r2</text:p>
      <text:p text:style-name="P45">El modelo de registro ortogonal indica que esta suma se podría haber guardado en cualquier otro registro como R3, R5 o R7.</text:p>
      <text:p text:style-name="P41"/>
      <text:p text:style-name="P6">8. ¿Qué ventajas presenta el uso de in<text:span text:style-name="T21">s</text:span>trucciones de ejecución condicional (IT)? Dé un</text:p>
      <text:p text:style-name="P6">ejemplo</text:p>
      <text:p text:style-name="P50">Las instrucciones IT<text:span text:style-name="T37">(If Then) <text:s/>pueden generar de manera seguida de 1 a 4 instrucciones de ejecución condicional. </text:span><text:span text:style-name="T38">En la mayoría de ocasiones las instrucciones TI ayuda a mejorar significativamente el rendimiento del código, </text:span><text:span text:style-name="T39">esto comparando con las instrucciones salto condicional que necesitan normalmente 3 ciclos del procesador para volver a llenar el pipeline del procesador.</text:span></text:p>
      <text:p text:style-name="P51">Ejemplo:</text:p>
      <text:p text:style-name="P51">CMP <text:tab/><text:tab/>R0, R1<text:tab/><text:tab/>// Compara R0 con R1</text:p>
      <text:p text:style-name="P51">ITE<text:tab/><text:tab/>EQ<text:tab/><text:tab/>//</text:p>
      <text:p text:style-name="P51">ADDEQ<text:tab/>R0, 1<text:tab/><text:tab/>// Si R0 = R1 ejecuta, R0 = R0 + 1</text:p>
      <text:p text:style-name="P51"><text:tab/><text:tab/><text:tab/><text:tab/>// Si no es igual no realiza la operación</text:p>
      <text:p text:style-name="P51"><text:tab/><text:tab/><text:tab/><text:tab/>// pero igual consume ciclos de reloj</text:p>
      <text:p text:style-name="P36">SUBNE<text:tab/>R0, 1<text:tab/><text:tab/>// Si R0 != R1 ejecuta, R0 = R0 -1</text:p>
      <text:p text:style-name="P36"><text:tab/><text:tab/><text:tab/><text:tab/>// Si es igual no realiza la operación</text:p>
      <text:p text:style-name="P36"><text:tab/><text:tab/><text:tab/><text:tab/>// pero igual consume ciclos de reloj</text:p>
      <text:p text:style-name="P12"/>
      <text:p text:style-name="P7">9. Describa brevemente las excepciones más prioritarias (reset, NMI, Hardfault).</text:p>
      <text:p text:style-name="P41"/>
      <text:p text:style-name="P11"><text:span text:style-name="T19">Reset.- </text:span><text:span text:style-name="T25">Prioridad -3, </text:span><text:span text:style-name="T40">es la prioridad mas </text:span><text:span text:style-name="T36">alta</text:span><text:span text:style-name="T25">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20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5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41"/>
      <text:p text:style-name="P32"/>
      <text:p text:style-name="P41"/>
      <text:p text:style-name="P6">11. Describa la secuencia de reset del microprocesador.</text:p>
      <text:p text:style-name="P41"/>
      <text:p text:style-name="P10"/>
      <text:p text:style-name="P43"/>
      <text:p text:style-name="P6">12. ¿Qué entiende por “core peripherals”? ¿Qué diferencia existe entre estos y el resto de</text:p>
      <text:p text:style-name="P6">los periféricos?</text:p>
      <text:p text:style-name="P41"/>
      <text:p text:style-name="P10"/>
      <text:p text:style-name="P10"/>
      <text:p text:style-name="P6">13. ¿Cómo se implementan las prioridades de las interrupciones? Dé un ejemplo</text:p>
      <text:p text:style-name="P41"/>
      <text:p text:style-name="P10"/>
      <text:p text:style-name="P10"/>
      <text:p text:style-name="P6">14. ¿Qué es el CMSIS? ¿Qué función cumple? ¿Quién lo provee? ¿Qué ventajas aporta?</text:p>
      <text:p text:style-name="P41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41"><text:soft-page-break/></text:p>
      <text:p text:style-name="P10"/>
      <text:p text:style-name="P41"/>
      <text:p text:style-name="P6">17. ¿Cómo cambia la operación de stacking al utilizar la unidad de punto flotante?</text:p>
      <text:p text:style-name="P6"/>
      <text:p text:style-name="P22"/>
      <text:p text:style-name="P41"/>
      <text:p text:style-name="P6">16. Explique las características avanzadas de atención a interrupciones: tail chaining y late</text:p>
      <text:p text:style-name="P6">arrival.</text:p>
      <text:p text:style-name="P41"/>
      <text:p text:style-name="P37"><text:span text:style-name="T8">Tail chaining</text:span>.- Cuando ocurre una excepción, pero el sistema ya esta atendiendo otra excepción. El procesador termina de atender la excepción actual, y en vez de volver al modo thread para luego atender a la excepción pendiente, no sale del handler y atiende inmediatamente a la excepción encolada. De esta manera el tiempo entre los manejadores de interrupciones se optimiza.</text:p>
      <text:p text:style-name="P37"/>
      <text:p text:style-name="P37"><text:span text:style-name="T8">Late arrival</text:span>.- Cuando ocurre una excepcion, el procesador acepta la solicitud de excepción e inicia la operación de stacking. Si antes del vector fecth se produce una excepción de mayor prioridad, el procesador atenderá la excepción de mayor prioridad.</text:p>
      <text:p text:style-name="P41"/>
      <text:p text:style-name="P6">17. ¿Qué es el systick? ¿Por qué puede afirmarse que su implementación favorece la</text:p>
      <text:p text:style-name="P6">portabilidad de los sistemas operativos embebidos?</text:p>
      <text:p text:style-name="P41"/>
      <text:p text:style-name="P33"/>
      <text:p text:style-name="P10"/>
      <text:p text:style-name="P6">18. ¿Qué funciones cumple la unidad de protección de memoria (MPU)?</text:p>
      <text:p text:style-name="P41"/>
      <text:p text:style-name="P30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41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21"/>
      <text:p text:style-name="P42"/>
      <text:p text:style-name="P44">21. ¿Para qué se suele utilizar la excepción SVC? Expliquelo dentro de un marco de un</text:p>
      <text:p text:style-name="P44">sistema operativo embebido.</text:p>
      <text:p text:style-name="P41"/>
      <text:p text:style-name="P21"/>
      <text:p text:style-name="P10"/>
      <text:p text:style-name="P2"><text:s/></text:p>
      <text:p text:style-name="P49">ISA</text:p>
      <text:p text:style-name="P5"/>
      <text:p text:style-name="P5">1. ¿Qué son los sufijos y para qué se los utiliza? Dé un ejemplo.</text:p>
      <text:p text:style-name="P5"/>
      <text:p text:style-name="P27"><text:soft-page-break/>Los sufijos <text:span text:style-name="T30">complementan la información proporcionada por ciertas instrucciones. Al ser un sufijo esta ubicado inmediatamente después del nombre de la instrucción.</text:span></text:p>
      <text:p text:style-name="P28">Entre los sufijos usados en el lenguaje ensamblador del cortex M se encuentran: los sufijos condicionales( EQ, NE, CS), el sufijo ‘S’(actualiza el APSR) , sufijos para especificar el uso de variables a 8, 16 o 32 bits.</text:p>
      <text:p text:style-name="P28">Ejemplo:</text:p>
      <text:p text:style-name="P29">Utilización del sufijo condicional EQ.</text:p>
      <text:p text:style-name="P17">CMP<text:tab/><text:tab/>R1, 10<text:tab/><text:tab/>// compara el valor de registro R1 con 10</text:p>
      <text:p text:style-name="P17"><text:tab/><text:tab/><text:tab/><text:tab/>// Actualiza Z = 1, si R1 == 10, sino Z = 0</text:p>
      <text:p text:style-name="P17">B<text:span text:style-name="T8">EQ</text:span><text:tab/><text:tab/>oper1<text:tab/><text:tab/>// Si Z = 1 salta a oper1, sino sigue con oper2:</text:p>
      <text:p text:style-name="P17">oper2:<text:tab/>…</text:p>
      <text:p text:style-name="P17">oper1:<text:tab/>… </text:p>
      <text:p text:style-name="P9"/>
      <text:p text:style-name="P9"/>
      <text:p text:style-name="P9"/>
      <text:p text:style-name="P38"><text:span text:style-name="T14">2</text:span>. ¿<text:span text:style-name="T14">Para que se utiliza el sufijo ‘s’</text:span>? Dé un ejemplo.</text:p>
      <text:p text:style-name="P38"/>
      <text:p text:style-name="P13"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26">Ejemplo:</text:p>
      <text:p text:style-name="P29">MOV <text:tab/><text:tab/>R1, 1<text:tab/><text:tab/>// R1 tiene el valor de 1</text:p>
      <text:p text:style-name="P16"><text:span text:style-name="T31">SUB</text:span><text:span text:style-name="T9">S</text:span><text:tab/><text:tab/>R1, 1<text:tab/><text:tab/>// <text:s/><text:span text:style-name="T31">Resta 1 a R1, R1 = R1 -1</text:span></text:p>
      <text:p text:style-name="P16"><text:tab/><text:tab/><text:tab/><text:tab/>// Actualiza Z = 1, si R1 == 1<text:span text:style-name="T33">1</text:span>, sino Z = 0</text:p>
      <text:p text:style-name="P16">B<text:span text:style-name="T31">NE</text:span><text:tab/><text:tab/>oper1<text:tab/><text:tab/>// Si Z = <text:span text:style-name="T33">0</text:span> salta a oper1, sino sigue con oper2:</text:p>
      <text:p text:style-name="P16">oper2:<text:tab/>…</text:p>
      <text:p text:style-name="P16">oper1:<text:tab/>… </text:p>
      <text:p text:style-name="P13"/>
      <text:p text:style-name="P39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39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4">Ejemplo:</text:p>
      <text:p text:style-name="P14">Sea <text:s/>una variable *<text:span text:style-name="T18">R0 = 120</text:span>:</text:p>
      <text:p text:style-name="P14"><text:span text:style-name="T18">LDRB<text:tab/><text:tab/>R1, [R0]</text:span><text:tab/><text:tab/>// var dentro de los valora <text:s/>0 &lt; var <text:s/>&lt; 0xFF</text:p>
      <text:p text:style-name="P26">MUL<text:tab/><text:tab/>R1, R1, 3<text:tab/><text:tab/>// <text:s/>R1 = 360, fuera del rango dinámico ERROR!</text:p>
      <text:p text:style-name="P15"><text:tab/><text:tab/><text:tab/><text:tab/><text:tab/>// <text:span text:style-name="T18">Como R1 es de 8 bits el valor guardado es</text:span></text:p>
      <text:p text:style-name="P15"><text:tab/><text:tab/><text:tab/><text:tab/><text:tab/>// <text:span text:style-name="T18">R1 =104 (contando los bits menos significactivos)</text:span></text:p>
      <text:p text:style-name="P15"><text:span text:style-name="T18">USAT<text:tab/><text:tab/>R1, 8, R1<text:tab/><text:tab/>// saturamos a uint8_t R1, entonces el valor de R1 = 255</text:span><text:tab/></text:p>
      <text:p text:style-name="P15"/>
      <text:p text:style-name="P30">Al no saturar la variable se puede obtener datos no deseados para el fin especifico de alguna aplicación.</text:p>
      <text:p text:style-name="P15"><text:tab/><text:tab/></text:p>
      <text:p text:style-name="P10"><text:s/></text:p>
      <text:p text:style-name="P39"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40"/>
      <text:p text:style-name="P18"><text:soft-page-break/>Los argumentos en ensamblador se maneja como si recibieran 4 argumentos de una función, guardando el argumento 1 al r0 y así hasta el argumento 4 con el registro 3.</text:p>
      <text:p text:style-name="P19">Para devolver un valor de retorno se utiliza el registro r0. <text:s text:c="6"/></text:p>
      <text:p text:style-name="P39"/>
      <text:p text:style-name="P39"><text:span text:style-name="T27">5</text:span>. ¿<text:span text:style-name="T15">Qué es una instrucción SIMD</text:span>? <text:span text:style-name="T15">¿En que aplican y que ventajas reporta su uso? Dé un</text:span></text:p>
      <text:p text:style-name="P39"><text:span text:style-name="T15">ejemplo</text:span>.</text:p>
      <text:p text:style-name="P39"/>
      <text:p text:style-name="P53">SIMD(Single Instruction, Multiple Data) son instrucciones que procesan múltiples datos en una única operación. <text:s/>Operando al doble o 4 veces más rápido, permitiendo realizar operaciones en paralelo entre datos de 16 o bits. Estas instrucciones permiten manejar el procesamiento digital de señales digitales de manera mas eficiente en relación a tareas de tiempo real.</text:p>
      <text:p text:style-name="P53"/>
      <text:p text:style-name="P54"/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20T07:39:42.034498807</dc:date>
    <meta:editing-duration>P2DT23H35M14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6" meta:paragraph-count="119" meta:word-count="1721" meta:character-count="10386" meta:non-whitespace-character-count="8692"/>
  </office:meta>
</office:document-meta>
</file>